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rLibAvailableTask.execut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JarLibAvailableTask.setProperty( final String 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rLibAvailableTask.setFile( final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rLibAvailableTask.validate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arLibAvailableTask.addConfiguredExtension( final ExtensionAdapter exten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arLibAvailableTask.addConfiguredExtensionSet( final ExtensionSet extension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